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erTest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Tests.freeMarkerConfigurerWith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eeMarkerConfigurerTests.getResource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ConfigurerTests.freeMarkerConfigurer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ConfigurerTests.freeMarkerConfigurerWithNonFileResourceLoader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eeMarkerConfigurerTests.freeMarkerConfigurerWithConfi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